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ext-properties style:font-name="Liberation Serif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" table:style-name="ta1">
        <table:shapes>
          <draw:frame draw:z-index="0" draw:style-name="gr1" draw:text-style-name="P1" svg:width="570.84pt" svg:height="264.98pt" svg:x="407.25pt" svg:y="87.68pt">
            <draw:object draw:notify-on-update-of-ranges="I.E9:I.E17 I.F9:I.F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1" table:number-rows-spanned="4">
            <text:p>Execution gradient</text:p>
          </table:table-cell>
          <table:table-cell table:style-name="ce3" office:value-type="string" calcext:value-type="string" table:number-columns-spanned="1" table:number-rows-spanned="4">
            <text:p>Acceleration</text:p>
          </table:table-cell>
          <table:table-cell table:style-name="ce3" office:value-type="string" calcext:value-type="string" table:number-columns-spanned="1" table:number-rows-spanned="4">
            <text:p>Eficiency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covered-table-cell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1"/>
          <table:table-cell table:number-columns-repeated="10"/>
        </table:table-row>
        <table:table-row table:style-name="ro1">
          <table:table-cell table:formula="of:= [.F9] / ([.E9] * [.E9])" office:value-type="float" office:value="0.0000000840634101059358" calcext:value-type="float">
            <text:p>8.40634101059358E-08</text:p>
          </table:table-cell>
          <table:table-cell table:formula="of:=['file:///home/artur/Documents/Faculdade/SPD/sequentialGraphs.ods'#$I.F9]/[.F9]" office:value-type="float" office:value="0.808846761453398" calcext:value-type="float">
            <text:p>0.808846761453398</text:p>
          </table:table-cell>
          <table:table-cell table:formula="of:=[.B9]/12" office:value-type="float" office:value="0.0674038967877832" calcext:value-type="float">
            <text:p>0.067403896787783</text:p>
          </table:table-cell>
          <table:table-cell/>
          <table:table-cell office:value-type="float" office:value="501" calcext:value-type="float">
            <text:p>501</text:p>
          </table:table-cell>
          <table:table-cell table:style-name="ce1" office:value-type="float" office:value="0.0211" calcext:value-type="float">
            <text:p>0.0211</text:p>
          </table:table-cell>
          <table:table-cell table:number-columns-repeated="10"/>
        </table:table-row>
        <table:table-row table:style-name="ro1">
          <table:table-cell table:formula="of:= [.F10] / ([.E10] * [.E10])" office:value-type="float" office:value="0.0000000759147612294466" calcext:value-type="float">
            <text:p>7.59147612294466E-08</text:p>
          </table:table-cell>
          <table:table-cell table:formula="of:=['file:///home/artur/Documents/Faculdade/SPD/sequentialGraphs.ods'#$I.F10]/[.F10]" office:value-type="float" office:value="0.84136722173532" calcext:value-type="float">
            <text:p>0.84136722173532</text:p>
          </table:table-cell>
          <table:table-cell table:formula="of:=[.B10]/12" office:value-type="float" office:value="0.07011393514461" calcext:value-type="float">
            <text:p>0.07011393514461</text:p>
          </table:table-cell>
          <table:table-cell/>
          <table:table-cell office:value-type="float" office:value="1001" calcext:value-type="float">
            <text:p>1001</text:p>
          </table:table-cell>
          <table:table-cell table:style-name="ce1" office:value-type="float" office:value="0.0760666666666667" calcext:value-type="float">
            <text:p>0.076066666666667</text:p>
          </table:table-cell>
          <table:table-cell table:number-columns-repeated="10"/>
        </table:table-row>
        <table:table-row table:style-name="ro1">
          <table:table-cell table:formula="of:= [.F11] / ([.E11] * [.E11])" office:value-type="float" office:value="0.0000000718198288828267" calcext:value-type="float">
            <text:p>7.18198288828267E-08</text:p>
          </table:table-cell>
          <table:table-cell table:formula="of:=['file:///home/artur/Documents/Faculdade/SPD/sequentialGraphs.ods'#$I.F11]/[.F11]" office:value-type="float" office:value="0.909006607163555" calcext:value-type="float">
            <text:p>0.909006607163555</text:p>
          </table:table-cell>
          <table:table-cell table:formula="of:=[.B11]/12" office:value-type="float" office:value="0.0757505505969629" calcext:value-type="float">
            <text:p>0.075750550596963</text:p>
          </table:table-cell>
          <table:table-cell/>
          <table:table-cell office:value-type="float" office:value="2001" calcext:value-type="float">
            <text:p>2001</text:p>
          </table:table-cell>
          <table:table-cell table:style-name="ce1" office:value-type="float" office:value="0.287566666666667" calcext:value-type="float">
            <text:p>0.287566666666667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formula="of:= [.F12] / ([.E12] * [.E12])" office:value-type="float" office:value="0.0000000722111104954722" calcext:value-type="float">
            <text:p>7.22111104954722E-08</text:p>
          </table:table-cell>
          <table:table-cell table:formula="of:=['file:///home/artur/Documents/Faculdade/SPD/sequentialGraphs.ods'#$I.F12]/[.F12]" office:value-type="float" office:value="0.909738595592004" calcext:value-type="float">
            <text:p>0.909738595592004</text:p>
          </table:table-cell>
          <table:table-cell table:formula="of:=[.B12]/12" office:value-type="float" office:value="0.075811549632667" calcext:value-type="float">
            <text:p>0.075811549632667</text:p>
          </table:table-cell>
          <table:table-cell/>
          <table:table-cell office:value-type="float" office:value="3001" calcext:value-type="float">
            <text:p>3001</text:p>
          </table:table-cell>
          <table:table-cell table:style-name="ce1" office:value-type="float" office:value="0.650333333333333" calcext:value-type="float">
            <text:p>0.650333333333333</text:p>
          </table:table-cell>
          <table:table-cell table:number-columns-repeated="10"/>
        </table:table-row>
        <table:table-row table:style-name="ro1">
          <table:table-cell table:formula="of:= [.F13] / ([.E13] * [.E13])" office:value-type="float" office:value="0.0000000772037820656892" calcext:value-type="float">
            <text:p>7.72037820656892E-08</text:p>
          </table:table-cell>
          <table:table-cell table:formula="of:=['file:///home/artur/Documents/Faculdade/SPD/sequentialGraphs.ods'#$I.F13]/[.F13]" office:value-type="float" office:value="0.856610157787521" calcext:value-type="float">
            <text:p>0.856610157787521</text:p>
          </table:table-cell>
          <table:table-cell table:formula="of:=[.B13]/12" office:value-type="float" office:value="0.0713841798156267" calcext:value-type="float">
            <text:p>0.071384179815627</text:p>
          </table:table-cell>
          <table:table-cell/>
          <table:table-cell office:value-type="float" office:value="5001" calcext:value-type="float">
            <text:p>5001</text:p>
          </table:table-cell>
          <table:table-cell table:style-name="ce1" office:value-type="float" office:value="1.93086666666667" calcext:value-type="float">
            <text:p>1.93086666666667</text:p>
          </table:table-cell>
          <table:table-cell table:number-columns-repeated="10"/>
        </table:table-row>
        <table:table-row table:style-name="ro1">
          <table:table-cell table:formula="of:= [.F14] / ([.E14] * [.E14])" office:value-type="float" office:value="0.0000000765004873989072" calcext:value-type="float">
            <text:p>7.65004873989072E-08</text:p>
          </table:table-cell>
          <table:table-cell table:formula="of:=['file:///home/artur/Documents/Faculdade/SPD/sequentialGraphs.ods'#$I.F14]/[.F14]" office:value-type="float" office:value="0.868581031371728" calcext:value-type="float">
            <text:p>0.868581031371728</text:p>
          </table:table-cell>
          <table:table-cell table:formula="of:=[.B14]/12" office:value-type="float" office:value="0.0723817526143107" calcext:value-type="float">
            <text:p>0.072381752614311</text:p>
          </table:table-cell>
          <table:table-cell/>
          <table:table-cell office:value-type="float" office:value="7501" calcext:value-type="float">
            <text:p>7501</text:p>
          </table:table-cell>
          <table:table-cell table:style-name="ce1" office:value-type="float" office:value="4.3043" calcext:value-type="float">
            <text:p>4.3043</text:p>
          </table:table-cell>
          <table:table-cell table:number-columns-repeated="10"/>
        </table:table-row>
        <table:table-row table:style-name="ro1">
          <table:table-cell table:formula="of:= [.F15] / ([.E15] * [.E15])" office:value-type="float" office:value="0.0000000721735645653513" calcext:value-type="float">
            <text:p>7.21735645653513E-08</text:p>
          </table:table-cell>
          <table:table-cell table:formula="of:=['file:///home/artur/Documents/Faculdade/SPD/sequentialGraphs.ods'#$I.F15]/[.F15]" office:value-type="float" office:value="0.925135294878189" calcext:value-type="float">
            <text:p>0.925135294878189</text:p>
          </table:table-cell>
          <table:table-cell table:formula="of:=[.B15]/12" office:value-type="float" office:value="0.0770946079065157" calcext:value-type="float">
            <text:p>0.077094607906516</text:p>
          </table:table-cell>
          <table:table-cell/>
          <table:table-cell office:value-type="float" office:value="10001" calcext:value-type="float">
            <text:p>10001</text:p>
          </table:table-cell>
          <table:table-cell table:style-name="ce1" office:value-type="float" office:value="7.2188" calcext:value-type="float">
            <text:p>7.2188</text:p>
          </table:table-cell>
          <table:table-cell table:number-columns-repeated="10"/>
        </table:table-row>
        <table:table-row table:style-name="ro1">
          <table:table-cell table:formula="of:= [.F16] / ([.E16] * [.E16])" office:value-type="float" office:value="0.0000000715460157688041" calcext:value-type="float">
            <text:p>7.15460157688041E-08</text:p>
          </table:table-cell>
          <table:table-cell table:formula="of:=['file:///home/artur/Documents/Faculdade/SPD/sequentialGraphs.ods'#$I.F16]/[.F16]" office:value-type="float" office:value="0.953877846790888" calcext:value-type="float">
            <text:p>0.953877846790888</text:p>
          </table:table-cell>
          <table:table-cell table:formula="of:=[.B16]/12" office:value-type="float" office:value="0.0794898205659074" calcext:value-type="float">
            <text:p>0.079489820565907</text:p>
          </table:table-cell>
          <table:table-cell/>
          <table:table-cell office:value-type="float" office:value="15001" calcext:value-type="float">
            <text:p>15001</text:p>
          </table:table-cell>
          <table:table-cell table:style-name="ce1" office:value-type="float" office:value="16.1" calcext:value-type="float">
            <text:p>16.1</text:p>
          </table:table-cell>
          <table:table-cell table:number-columns-repeated="10"/>
        </table:table-row>
        <table:table-row table:style-name="ro1">
          <table:table-cell table:formula="of:= [.F17] / ([.E17] * [.E17])" office:value-type="float" office:value="0.0000000773994265305151" calcext:value-type="float">
            <text:p>7.73994265305151E-08</text:p>
          </table:table-cell>
          <table:table-cell table:formula="of:=['file:///home/artur/Documents/Faculdade/SPD/sequentialGraphs.ods'#$I.F17]/[.F17]" office:value-type="float" office:value="1.01361200405647" calcext:value-type="float">
            <text:p>1.01361200405647</text:p>
          </table:table-cell>
          <table:table-cell table:formula="of:=[.B17]/12" office:value-type="float" office:value="0.0844676670047058" calcext:value-type="float">
            <text:p>0.084467667004706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30.9628666666667" calcext:value-type="float">
            <text:p>30.9628666666667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</table:table-row>
      </table:table>
      <table:table table:name="N" table:style-name="ta1">
        <table:shapes>
          <draw:frame draw:z-index="0" draw:style-name="gr1" draw:text-style-name="P1" svg:width="570.84pt" svg:height="264.98pt" svg:x="462.22pt" svg:y="83.82pt">
            <draw:object draw:notify-on-update-of-ranges="N.E9:N.E17 N.F9:N.F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4">
            <text:p>Execution gradient</text:p>
          </table:table-cell>
          <table:table-cell table:style-name="ce3" office:value-type="string" calcext:value-type="string" table:number-columns-spanned="1" table:number-rows-spanned="4">
            <text:p>Acceleration</text:p>
          </table:table-cell>
          <table:table-cell table:style-name="ce3" office:value-type="string" calcext:value-type="string" table:number-columns-spanned="1" table:number-rows-spanned="4">
            <text:p>Eficiency</text:p>
          </table:table-cell>
          <table:table-cell table:number-columns-repeated="2"/>
          <table:table-cell table:style-name="Default"/>
        </table:table-row>
        <table:table-row table:style-name="ro1"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table-cell table:number-columns-repeated="6"/>
        </table:table-row>
        <table:table-row table:style-name="ro1">
          <table:table-cell table:formula="of:= [.F9] / ([.E9] * [.E9])" office:value-type="float" office:value="0.0000000770249255315051" calcext:value-type="float">
            <text:p>7.70249255315051E-08</text:p>
          </table:table-cell>
          <table:table-cell table:formula="of:=['file:///home/artur/Documents/Faculdade/SPD/sequentialGraphs.ods'#$N.F9]/[.F9]" office:value-type="float" office:value="0.97241379310345" calcext:value-type="float">
            <text:p>0.97241379310345</text:p>
          </table:table-cell>
          <table:table-cell table:formula="of:=[.B9]/12" office:value-type="float" office:value="0.0810344827586208" calcext:value-type="float">
            <text:p>0.081034482758621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0193333333333333" calcext:value-type="float">
            <text:p>0.019333333333333</text:p>
          </table:table-cell>
        </table:table-row>
        <table:table-row table:style-name="ro1">
          <table:table-cell table:formula="of:= [.F10] / ([.E10] * [.E10])" office:value-type="float" office:value="0.0000000765135630270495" calcext:value-type="float">
            <text:p>7.65135630270495E-08</text:p>
          </table:table-cell>
          <table:table-cell table:formula="of:=['file:///home/artur/Documents/Faculdade/SPD/sequentialGraphs.ods'#$N.F10]/[.F10]" office:value-type="float" office:value="1.15521739130435" calcext:value-type="float">
            <text:p>1.15521739130435</text:p>
          </table:table-cell>
          <table:table-cell table:formula="of:=[.B10]/12" office:value-type="float" office:value="0.096268115942029" calcext:value-type="float">
            <text:p>0.096268115942029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.0766666666666666" calcext:value-type="float">
            <text:p>0.076666666666667</text:p>
          </table:table-cell>
        </table:table-row>
        <table:table-row table:style-name="ro1">
          <table:table-cell table:formula="of:= [.F11] / ([.E11] * [.E11])" office:value-type="float" office:value="0.0000000832750374770968" calcext:value-type="float">
            <text:p>8.32750374770968E-08</text:p>
          </table:table-cell>
          <table:table-cell table:formula="of:=['file:///home/artur/Documents/Faculdade/SPD/sequentialGraphs.ods'#$N.F11]/[.F11]" office:value-type="float" office:value="0.817254823552935" calcext:value-type="float">
            <text:p>0.817254823552935</text:p>
          </table:table-cell>
          <table:table-cell table:formula="of:=[.B11]/12" office:value-type="float" office:value="0.0681045686294112" calcext:value-type="float">
            <text:p>0.068104568629411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.333433333333333" calcext:value-type="float">
            <text:p>0.333433333333333</text:p>
          </table:table-cell>
        </table:table-row>
        <table:table-row table:style-name="ro1">
          <table:table-cell table:formula="of:= [.F12] / ([.E12] * [.E12])" office:value-type="float" office:value="0.0000000805314885781899" calcext:value-type="float">
            <text:p>8.05314885781899E-08</text:p>
          </table:table-cell>
          <table:table-cell table:formula="of:=['file:///home/artur/Documents/Faculdade/SPD/sequentialGraphs.ods'#$N.F12]/[.F12]" office:value-type="float" office:value="1.00013788031988" calcext:value-type="float">
            <text:p>1.00013788031988</text:p>
          </table:table-cell>
          <table:table-cell table:formula="of:=[.B12]/12" office:value-type="float" office:value="0.0833448233599902" calcext:value-type="float">
            <text:p>0.08334482335999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0.725266666666667" calcext:value-type="float">
            <text:p>0.725266666666667</text:p>
          </table:table-cell>
        </table:table-row>
        <table:table-row table:style-name="ro1">
          <table:table-cell table:formula="of:= [.F13] / ([.E13] * [.E13])" office:value-type="float" office:value="0.0000000833266660005332" calcext:value-type="float">
            <text:p>8.33266660005332E-08</text:p>
          </table:table-cell>
          <table:table-cell table:formula="of:=['file:///home/artur/Documents/Faculdade/SPD/sequentialGraphs.ods'#$N.F13]/[.F13]" office:value-type="float" office:value="0.815818937939861" calcext:value-type="float">
            <text:p>0.815818937939861</text:p>
          </table:table-cell>
          <table:table-cell table:formula="of:=[.B13]/12" office:value-type="float" office:value="0.0679849114949884" calcext:value-type="float">
            <text:p>0.067984911494988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table:formula="of:= [.F14] / ([.E14] * [.E14])" office:value-type="float" office:value="0.0000000749885943009817" calcext:value-type="float">
            <text:p>7.49885943009817E-08</text:p>
          </table:table-cell>
          <table:table-cell table:formula="of:=['file:///home/artur/Documents/Faculdade/SPD/sequentialGraphs.ods'#$N.F14]/[.F14]" office:value-type="float" office:value="0.876201837616629" calcext:value-type="float">
            <text:p>0.876201837616629</text:p>
          </table:table-cell>
          <table:table-cell table:formula="of:=[.B14]/12" office:value-type="float" office:value="0.0730168198013858" calcext:value-type="float">
            <text:p>0.073016819801386</text:p>
          </table:table-cell>
          <table:table-cell/>
          <table:table-cell office:value-type="float" office:value="7501" calcext:value-type="float">
            <text:p>7501</text:p>
          </table:table-cell>
          <table:table-cell office:value-type="float" office:value="4.21923333333333" calcext:value-type="float">
            <text:p>4.21923333333333</text:p>
          </table:table-cell>
        </table:table-row>
        <table:table-row table:style-name="ro1">
          <table:table-cell table:formula="of:= [.F15] / ([.E15] * [.E15])" office:value-type="float" office:value="0.0000000802346189405324" calcext:value-type="float">
            <text:p>8.02346189405324E-08</text:p>
          </table:table-cell>
          <table:table-cell table:formula="of:=['file:///home/artur/Documents/Faculdade/SPD/sequentialGraphs.ods'#$N.F15]/[.F15]" office:value-type="float" office:value="0.821554961121818" calcext:value-type="float">
            <text:p>0.821554961121818</text:p>
          </table:table-cell>
          <table:table-cell table:formula="of:=[.B15]/12" office:value-type="float" office:value="0.0684629134268181" calcext:value-type="float">
            <text:p>0.068462913426818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8.02506666666667" calcext:value-type="float">
            <text:p>8.02506666666667</text:p>
          </table:table-cell>
        </table:table-row>
        <table:table-row table:style-name="ro1">
          <table:table-cell table:formula="of:= [.F16] / ([.E16] * [.E16])" office:value-type="float" office:value="0.0000000839547315885818" calcext:value-type="float">
            <text:p>8.39547315885818E-08</text:p>
          </table:table-cell>
          <table:table-cell table:formula="of:=['file:///home/artur/Documents/Faculdade/SPD/sequentialGraphs.ods'#$N.F16]/[.F16]" office:value-type="float" office:value="0.776242567531803" calcext:value-type="float">
            <text:p>0.776242567531803</text:p>
          </table:table-cell>
          <table:table-cell table:formula="of:=[.B16]/12" office:value-type="float" office:value="0.0646868806276502" calcext:value-type="float">
            <text:p>0.06468688062765</text:p>
          </table:table-cell>
          <table:table-cell/>
          <table:table-cell office:value-type="float" office:value="15001" calcext:value-type="float">
            <text:p>15001</text:p>
          </table:table-cell>
          <table:table-cell office:value-type="float" office:value="18.8923333333333" calcext:value-type="float">
            <text:p>18.8923333333333</text:p>
          </table:table-cell>
        </table:table-row>
        <table:table-row table:style-name="ro1">
          <table:table-cell table:formula="of:= [.F17] / ([.E17] * [.E17])" office:value-type="float" office:value="0.0000000732531744994171" calcext:value-type="float">
            <text:p>7.32531744994171E-08</text:p>
          </table:table-cell>
          <table:table-cell table:formula="of:=['file:///home/artur/Documents/Faculdade/SPD/sequentialGraphs.ods'#$N.F17]/[.F17]" office:value-type="float" office:value="0.980957223424175" calcext:value-type="float">
            <text:p>0.980957223424175</text:p>
          </table:table-cell>
          <table:table-cell table:formula="of:=[.B17]/12" office:value-type="float" office:value="0.0817464352853479" calcext:value-type="float">
            <text:p>0.081746435285348</text:p>
          </table:table-cell>
          <table:table-cell/>
          <table:table-cell office:value-type="float" office:value="20001" calcext:value-type="float">
            <text:p>20001</text:p>
          </table:table-cell>
          <table:table-cell table:style-name="Default" office:value-type="float" office:value="29.3042" calcext:value-type="float">
            <text:p>29.3042</text:p>
          </table:table-cell>
        </table:table-row>
      </table:table>
      <table:table table:name="P" table:style-name="ta1" table:print="false">
        <table:shapes>
          <draw:frame draw:z-index="0" draw:style-name="gr1" draw:text-style-name="P1" svg:width="570.84pt" svg:height="264.98pt" svg:x="466.75pt" svg:y="55.05pt">
            <draw:object draw:notify-on-update-of-ranges="P.E9:P.E17 P.F9:P.F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4">
            <text:p>Execution gradient</text:p>
          </table:table-cell>
          <table:table-cell table:style-name="ce3" office:value-type="string" calcext:value-type="string" table:number-columns-spanned="1" table:number-rows-spanned="4">
            <text:p>Acceleration</text:p>
          </table:table-cell>
          <table:table-cell table:style-name="ce3" office:value-type="string" calcext:value-type="string" table:number-columns-spanned="1" table:number-rows-spanned="4">
            <text:p>Eficiency</text:p>
          </table:table-cell>
          <table:table-cell table:number-columns-repeated="2"/>
          <table:table-cell table:style-name="Default"/>
        </table:table-row>
        <table:table-row table:style-name="ro1"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table-cell table:number-columns-repeated="6"/>
        </table:table-row>
        <table:table-row table:style-name="ro1">
          <table:table-cell table:formula="of:= [.F9] / ([.E9] * [.E9])" office:value-type="float" office:value="0.000000102124427127116" calcext:value-type="float">
            <text:p>1.02124427127116E-07</text:p>
          </table:table-cell>
          <table:table-cell table:formula="of:=['file:///home/artur/Documents/Faculdade/SPD/sequentialGraphs.ods'#$P.F9]/[.F9]" office:value-type="float" office:value="0.840052015604681" calcext:value-type="float">
            <text:p>0.840052015604681</text:p>
          </table:table-cell>
          <table:table-cell table:formula="of:=[.B9]/12" office:value-type="float" office:value="0.0700043346337234" calcext:value-type="float">
            <text:p>0.070004334633724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0256333333333333" calcext:value-type="float">
            <text:p>0.025633333333333</text:p>
          </table:table-cell>
        </table:table-row>
        <table:table-row table:style-name="ro1">
          <table:table-cell table:formula="of:= [.F10] / ([.E10] * [.E10])" office:value-type="float" office:value="0.000000086726460352834" calcext:value-type="float">
            <text:p>8.6726460352834E-08</text:p>
          </table:table-cell>
          <table:table-cell table:formula="of:=['file:///home/artur/Documents/Faculdade/SPD/sequentialGraphs.ods'#$P.F10]/[.F10]" office:value-type="float" office:value="0.957805907172996" calcext:value-type="float">
            <text:p>0.957805907172996</text:p>
          </table:table-cell>
          <table:table-cell table:formula="of:=[.B10]/12" office:value-type="float" office:value="0.079817158931083" calcext:value-type="float">
            <text:p>0.079817158931083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.0869" calcext:value-type="float">
            <text:p>0.0869</text:p>
          </table:table-cell>
        </table:table-row>
        <table:table-row table:style-name="ro1">
          <table:table-cell table:formula="of:= [.F11] / ([.E11] * [.E11])" office:value-type="float" office:value="0.0000000883949163182859" calcext:value-type="float">
            <text:p>8.83949163182859E-08</text:p>
          </table:table-cell>
          <table:table-cell table:formula="of:=['file:///home/artur/Documents/Faculdade/SPD/sequentialGraphs.ods'#$P.F11]/[.F11]" office:value-type="float" office:value="0.959031832736862" calcext:value-type="float">
            <text:p>0.959031832736862</text:p>
          </table:table-cell>
          <table:table-cell table:formula="of:=[.B11]/12" office:value-type="float" office:value="0.0799193193947385" calcext:value-type="float">
            <text:p>0.07991931939473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.353933333333333" calcext:value-type="float">
            <text:p>0.353933333333333</text:p>
          </table:table-cell>
        </table:table-row>
        <table:table-row table:style-name="ro1">
          <table:table-cell table:formula="of:= [.F12] / ([.E12] * [.E12])" office:value-type="float" office:value="0.0000000880153873696734" calcext:value-type="float">
            <text:p>8.80153873696734E-08</text:p>
          </table:table-cell>
          <table:table-cell table:formula="of:=['file:///home/artur/Documents/Faculdade/SPD/sequentialGraphs.ods'#$P.F12]/[.F12]" office:value-type="float" office:value="1.12493692178301" calcext:value-type="float">
            <text:p>1.12493692178301</text:p>
          </table:table-cell>
          <table:table-cell table:formula="of:=[.B12]/12" office:value-type="float" office:value="0.0937447434819176" calcext:value-type="float">
            <text:p>0.093744743481918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0.792666666666666" calcext:value-type="float">
            <text:p>0.792666666666666</text:p>
          </table:table-cell>
        </table:table-row>
        <table:table-row table:style-name="ro1">
          <table:table-cell table:formula="of:= [.F13] / ([.E13] * [.E13])" office:value-type="float" office:value="0.0000000910089261225271" calcext:value-type="float">
            <text:p>9.10089261225271E-08</text:p>
          </table:table-cell>
          <table:table-cell table:formula="of:=['file:///home/artur/Documents/Faculdade/SPD/sequentialGraphs.ods'#$P.F13]/[.F13]" office:value-type="float" office:value="1.23261671841134" calcext:value-type="float">
            <text:p>1.23261671841134</text:p>
          </table:table-cell>
          <table:table-cell table:formula="of:=[.B13]/12" office:value-type="float" office:value="0.102718059867612" calcext:value-type="float">
            <text:p>0.102718059867612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2.27613333333333" calcext:value-type="float">
            <text:p>2.27613333333333</text:p>
          </table:table-cell>
        </table:table-row>
        <table:table-row table:style-name="ro1">
          <table:table-cell table:formula="of:= [.F14] / ([.E14] * [.E14])" office:value-type="float" office:value="0.000000102811692831926" calcext:value-type="float">
            <text:p>1.02811692831926E-07</text:p>
          </table:table-cell>
          <table:table-cell table:formula="of:=['file:///home/artur/Documents/Faculdade/SPD/sequentialGraphs.ods'#$P.F14]/[.F14]" office:value-type="float" office:value="0.978414322840135" calcext:value-type="float">
            <text:p>0.978414322840135</text:p>
          </table:table-cell>
          <table:table-cell table:formula="of:=[.B14]/12" office:value-type="float" office:value="0.0815345269033446" calcext:value-type="float">
            <text:p>0.081534526903345</text:p>
          </table:table-cell>
          <table:table-cell/>
          <table:table-cell office:value-type="float" office:value="7501" calcext:value-type="float">
            <text:p>7501</text:p>
          </table:table-cell>
          <table:table-cell office:value-type="float" office:value="5.7847" calcext:value-type="float">
            <text:p>5.7847</text:p>
          </table:table-cell>
        </table:table-row>
        <table:table-row table:style-name="ro1">
          <table:table-cell table:formula="of:= [.F15] / ([.E15] * [.E15])" office:value-type="float" office:value="0.0000000886036117249522" calcext:value-type="float">
            <text:p>8.86036117249522E-08</text:p>
          </table:table-cell>
          <table:table-cell table:formula="of:=['file:///home/artur/Documents/Faculdade/SPD/sequentialGraphs.ods'#$P.F15]/[.F15]" office:value-type="float" office:value="1.05780399000993" calcext:value-type="float">
            <text:p>1.05780399000993</text:p>
          </table:table-cell>
          <table:table-cell table:formula="of:=[.B15]/12" office:value-type="float" office:value="0.0881503325008275" calcext:value-type="float">
            <text:p>0.088150332500828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8.86213333333333" calcext:value-type="float">
            <text:p>8.86213333333333</text:p>
          </table:table-cell>
        </table:table-row>
        <table:table-row table:style-name="ro1">
          <table:table-cell table:formula="of:= [.F16] / ([.E16] * [.E16])" office:value-type="float" office:value="0.0000000948229120791765" calcext:value-type="float">
            <text:p>9.48229120791765E-08</text:p>
          </table:table-cell>
          <table:table-cell table:formula="of:=['file:///home/artur/Documents/Faculdade/SPD/sequentialGraphs.ods'#$P.F16]/[.F16]" office:value-type="float" office:value="0.925303839785045" calcext:value-type="float">
            <text:p>0.925303839785045</text:p>
          </table:table-cell>
          <table:table-cell table:formula="of:=[.B16]/12" office:value-type="float" office:value="0.0771086533154205" calcext:value-type="float">
            <text:p>0.077108653315421</text:p>
          </table:table-cell>
          <table:table-cell/>
          <table:table-cell office:value-type="float" office:value="15001" calcext:value-type="float">
            <text:p>15001</text:p>
          </table:table-cell>
          <table:table-cell office:value-type="float" office:value="21.338" calcext:value-type="float">
            <text:p>21.338</text:p>
          </table:table-cell>
        </table:table-row>
        <table:table-row table:style-name="ro1">
          <table:table-cell table:formula="of:= [.F17] / ([.E17] * [.E17])" office:value-type="float" office:value="0.0000000957447586181095" calcext:value-type="float">
            <text:p>9.57447586181095E-08</text:p>
          </table:table-cell>
          <table:table-cell table:formula="of:=['file:///home/artur/Documents/Faculdade/SPD/sequentialGraphs.ods'#$P.F17]/[.F17]" office:value-type="float" office:value="1.0228336054417" calcext:value-type="float">
            <text:p>1.0228336054417</text:p>
          </table:table-cell>
          <table:table-cell table:formula="of:=[.B17]/12" office:value-type="float" office:value="0.0852361337868087" calcext:value-type="float">
            <text:p>0.085236133786809</text:p>
          </table:table-cell>
          <table:table-cell/>
          <table:table-cell office:value-type="float" office:value="20001" calcext:value-type="float">
            <text:p>20001</text:p>
          </table:table-cell>
          <table:table-cell table:style-name="Default" office:value-type="float" office:value="38.3017333333333" calcext:value-type="float">
            <text:p>38.3017333333333</text:p>
          </table:table-cell>
        </table:table-row>
      </table:table>
      <table:table table:name="'file:///home/artur/Documents/Faculdade/SPD/sequentialGraphs.ods'#I" table:print="false" table:style-name="ta_extref">
        <table:table-source xlink:type="simple" xlink:href="../sequentialGraphs.ods" table:table-name="I" table:filter-name="calc8" table:mode="copy-results-only"/>
        <table:table-column table:number-columns-repeated="6"/>
        <table:table-row table:number-rows-repeated="8">
          <table:table-cell table:number-columns-repeated="6"/>
        </table:table-row>
        <table:table-row>
          <table:table-cell table:number-columns-repeated="5"/>
          <table:table-cell table:style-name="ce2" office:value-type="float" office:value="0.0170666666666667">
            <text:p>0.0170666666666667</text:p>
          </table:table-cell>
        </table:table-row>
        <table:table-row>
          <table:table-cell table:number-columns-repeated="5"/>
          <table:table-cell table:style-name="ce2" office:value-type="float" office:value="0.064">
            <text:p>0.064</text:p>
          </table:table-cell>
        </table:table-row>
        <table:table-row>
          <table:table-cell table:number-columns-repeated="5"/>
          <table:table-cell table:style-name="ce2" office:value-type="float" office:value="0.2614">
            <text:p>0.2614</text:p>
          </table:table-cell>
        </table:table-row>
        <table:table-row>
          <table:table-cell table:number-columns-repeated="5"/>
          <table:table-cell table:style-name="ce2" office:value-type="float" office:value="0.591633333333333">
            <text:p>0.591633333333333</text:p>
          </table:table-cell>
        </table:table-row>
        <table:table-row>
          <table:table-cell table:number-columns-repeated="5"/>
          <table:table-cell table:style-name="ce2" office:value-type="float" office:value="1.654">
            <text:p>1.654</text:p>
          </table:table-cell>
        </table:table-row>
        <table:table-row>
          <table:table-cell table:number-columns-repeated="5"/>
          <table:table-cell table:style-name="ce2" office:value-type="float" office:value="3.73863333333333">
            <text:p>3.73863333333333</text:p>
          </table:table-cell>
        </table:table-row>
        <table:table-row>
          <table:table-cell table:number-columns-repeated="5"/>
          <table:table-cell table:style-name="ce2" office:value-type="float" office:value="6.67836666666667">
            <text:p>6.67836666666667</text:p>
          </table:table-cell>
        </table:table-row>
        <table:table-row>
          <table:table-cell table:number-columns-repeated="5"/>
          <table:table-cell table:style-name="ce2" office:value-type="float" office:value="15.3574333333333">
            <text:p>15.3574333333333</text:p>
          </table:table-cell>
        </table:table-row>
        <table:table-row>
          <table:table-cell table:number-columns-repeated="5"/>
          <table:table-cell table:style-name="ce2" office:value-type="float" office:value="31.3843333333333">
            <text:p>31.3843333333333</text:p>
          </table:table-cell>
        </table:table-row>
      </table:table>
      <table:table table:name="'file:///home/artur/Documents/Faculdade/SPD/sequentialGraphs.ods'#N" table:print="false" table:style-name="ta_extref">
        <table:table-source xlink:type="simple" xlink:href="../sequentialGraphs.ods" table:table-name="N" table:filter-name="calc8" table:mode="copy-results-only"/>
        <table:table-column table:number-columns-repeated="6"/>
        <table:table-row table:number-rows-repeated="8">
          <table:table-cell table:number-columns-repeated="6"/>
        </table:table-row>
        <table:table-row>
          <table:table-cell table:number-columns-repeated="5"/>
          <table:table-cell table:style-name="ce2" office:value-type="float" office:value="0.0188">
            <text:p>0.0188</text:p>
          </table:table-cell>
        </table:table-row>
        <table:table-row>
          <table:table-cell table:number-columns-repeated="5"/>
          <table:table-cell table:style-name="ce2" office:value-type="float" office:value="0.0885666666666666">
            <text:p>0.0885666666666666</text:p>
          </table:table-cell>
        </table:table-row>
        <table:table-row>
          <table:table-cell table:number-columns-repeated="5"/>
          <table:table-cell table:style-name="ce2" office:value-type="float" office:value="0.2725">
            <text:p>0.2725</text:p>
          </table:table-cell>
        </table:table-row>
        <table:table-row>
          <table:table-cell table:number-columns-repeated="5"/>
          <table:table-cell table:style-name="ce2" office:value-type="float" office:value="0.725366666666667">
            <text:p>0.725366666666667</text:p>
          </table:table-cell>
        </table:table-row>
        <table:table-row>
          <table:table-cell table:number-columns-repeated="5"/>
          <table:table-cell table:style-name="ce2" office:value-type="float" office:value="1.70016666666667">
            <text:p>1.70016666666667</text:p>
          </table:table-cell>
        </table:table-row>
        <table:table-row>
          <table:table-cell table:number-columns-repeated="5"/>
          <table:table-cell table:style-name="ce2" office:value-type="float" office:value="3.6969">
            <text:p>3.6969</text:p>
          </table:table-cell>
        </table:table-row>
        <table:table-row>
          <table:table-cell table:number-columns-repeated="5"/>
          <table:table-cell table:style-name="ce2" office:value-type="float" office:value="6.59303333333333">
            <text:p>6.59303333333333</text:p>
          </table:table-cell>
        </table:table-row>
        <table:table-row>
          <table:table-cell table:number-columns-repeated="5"/>
          <table:table-cell table:style-name="ce2" office:value-type="float" office:value="14.6650333333333">
            <text:p>14.6650333333333</text:p>
          </table:table-cell>
        </table:table-row>
        <table:table-row>
          <table:table-cell table:number-columns-repeated="5"/>
          <table:table-cell table:style-name="ce2" office:value-type="float" office:value="28.7461666666667">
            <text:p>28.7461666666667</text:p>
          </table:table-cell>
        </table:table-row>
      </table:table>
      <table:table table:name="'file:///home/artur/Documents/Faculdade/SPD/sequentialGraphs.ods'#P" table:print="false" table:style-name="ta_extref">
        <table:table-source xlink:type="simple" xlink:href="../sequentialGraphs.ods" table:table-name="P" table:filter-name="calc8" table:mode="copy-results-only"/>
        <table:table-column table:number-columns-repeated="6"/>
        <table:table-row table:number-rows-repeated="8">
          <table:table-cell table:number-columns-repeated="6"/>
        </table:table-row>
        <table:table-row>
          <table:table-cell table:number-columns-repeated="5"/>
          <table:table-cell table:style-name="ce2" office:value-type="float" office:value="0.0215333333333333">
            <text:p>0.0215333333333333</text:p>
          </table:table-cell>
        </table:table-row>
        <table:table-row>
          <table:table-cell table:number-columns-repeated="5"/>
          <table:table-cell table:style-name="ce2" office:value-type="float" office:value="0.0832333333333334">
            <text:p>0.0832333333333334</text:p>
          </table:table-cell>
        </table:table-row>
        <table:table-row>
          <table:table-cell table:number-columns-repeated="5"/>
          <table:table-cell table:style-name="ce2" office:value-type="float" office:value="0.339433333333333">
            <text:p>0.339433333333333</text:p>
          </table:table-cell>
        </table:table-row>
        <table:table-row>
          <table:table-cell table:number-columns-repeated="5"/>
          <table:table-cell table:style-name="ce2" office:value-type="float" office:value="0.8917">
            <text:p>0.8917</text:p>
          </table:table-cell>
        </table:table-row>
        <table:table-row>
          <table:table-cell table:number-columns-repeated="5"/>
          <table:table-cell table:style-name="ce2" office:value-type="float" office:value="2.8056">
            <text:p>2.8056</text:p>
          </table:table-cell>
        </table:table-row>
        <table:table-row>
          <table:table-cell table:number-columns-repeated="5"/>
          <table:table-cell table:style-name="ce2" office:value-type="float" office:value="5.65983333333333">
            <text:p>5.65983333333333</text:p>
          </table:table-cell>
        </table:table-row>
        <table:table-row>
          <table:table-cell table:number-columns-repeated="5"/>
          <table:table-cell table:style-name="ce2" office:value-type="float" office:value="9.3744">
            <text:p>9.3744</text:p>
          </table:table-cell>
        </table:table-row>
        <table:table-row>
          <table:table-cell table:number-columns-repeated="5"/>
          <table:table-cell table:style-name="ce2" office:value-type="float" office:value="19.7441333333333">
            <text:p>19.7441333333333</text:p>
          </table:table-cell>
        </table:table-row>
        <table:table-row>
          <table:table-cell table:number-columns-repeated="5"/>
          <table:table-cell table:style-name="ce2" office:value-type="float" office:value="39.1763">
            <text:p>39.1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16:58:17.670736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6:18:58.756643048</meta:creation-date>
    <dc:date>2021-04-11T16:59:54.888850216</dc:date>
    <meta:editing-duration>PT4H17M20S</meta:editing-duration>
    <meta:editing-cycles>13</meta:editing-cycles>
    <meta:generator>LibreOffice/6.1.5.2$Linux_X86_64 LibreOffice_project/10$Build-2</meta:generator>
    <meta:document-statistic meta:table-count="3" meta:cell-count="1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1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minimum="0" chart:maximum="30" chart:origin="0" chart:interval-major="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39cm" svg:height="9.349cm" xlink:href=".." xlink:type="simple" chart:class="chart:scatter" chart:style-name="ch1">
        <chart:title svg:x="6.401cm" svg:y="0.322cm" chart:style-name="ch2">
          <text:p>Execution Time - OpenMP approach</text:p>
        </chart:title>
        <chart:subtitle svg:x="8.279cm" svg:y="1.287cm" chart:style-name="ch3">
          <text:p>Non-magic Squares</text:p>
        </chart:subtitle>
        <chart:legend chart:legend-position="end" svg:x="18.425cm" svg:y="4.375cm" style:legend-expansion="high" chart:style-name="ch4"/>
        <chart:plot-area chart:style-name="ch5" table:cell-range-address="N.E9:N.F17" chart:data-source-has-labels="row" svg:x="1.413cm" svg:y="2.156cm" svg:width="16.61cm" svg:height="6.026cm">
          <chartooo:coordinate-region svg:x="3.146cm" svg:y="2.156cm" svg:width="14.735cm" svg:height="4.642cm"/>
          <chart:axis chart:dimension="x" chart:name="primary-x" chart:style-name="ch6">
            <chart:title svg:x="8.801cm" svg:y="8.368cm" chart:style-name="ch7">
              <text:p>Square size</text:p>
            </chart:title>
          </chart:axis>
          <chart:axis chart:dimension="y" chart:name="primary-y" chart:style-name="ch8">
            <chart:title svg:x="0.451cm" svg:y="6.47cm" chart:style-name="ch9">
              <text:p>Execution time(s)</text:p>
            </chart:title>
            <chart:grid chart:style-name="ch10" chart:class="major"/>
          </chart:axis>
          <chart:series chart:style-name="ch11" chart:values-cell-range-address="N.F9:N.F17" loext:label-string="on" chart:class="chart:scatter">
            <chart:domain table:cell-range-address="N.E9:N.E17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N.E9:N.E17</svg:desc>
                </draw:g>
              </table:table-cell>
              <table:table-cell office:value-type="float" office:value="0.0193333333333333">
                <text:p>0.0193333333333333</text:p>
                <draw:g>
                  <svg:desc>N.F9:N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766666666666666">
                <text:p>0.0766666666666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333433333333333">
                <text:p>0.3334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725266666666667">
                <text:p>0.7252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2.084">
                <text:p>2.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4.21923333333333">
                <text:p>4.2192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8.02506666666667">
                <text:p>8.0250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18.8923333333333">
                <text:p>18.892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29.3042">
                <text:p>29.3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1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minimum="0" chart:maximum="39" chart:origin="0" chart:interval-major="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39cm" svg:height="9.349cm" xlink:href=".." xlink:type="simple" chart:class="chart:scatter" chart:style-name="ch1">
        <chart:title svg:x="6.401cm" svg:y="0.322cm" chart:style-name="ch2">
          <text:p>Execution Time - OpenMP approach</text:p>
        </chart:title>
        <chart:subtitle svg:x="8.702cm" svg:y="1.287cm" chart:style-name="ch3">
          <text:p>Magic Squares</text:p>
        </chart:subtitle>
        <chart:legend chart:legend-position="end" svg:x="18.425cm" svg:y="4.375cm" style:legend-expansion="high" chart:style-name="ch4"/>
        <chart:plot-area chart:style-name="ch5" table:cell-range-address="P.E9:P.F17" chart:data-source-has-labels="row" svg:x="1.413cm" svg:y="2.156cm" svg:width="16.61cm" svg:height="6.026cm">
          <chartooo:coordinate-region svg:x="3.146cm" svg:y="2.156cm" svg:width="14.735cm" svg:height="4.841cm"/>
          <chart:axis chart:dimension="x" chart:name="primary-x" chart:style-name="ch6">
            <chart:title svg:x="8.801cm" svg:y="8.368cm" chart:style-name="ch7">
              <text:p>Square size</text:p>
            </chart:title>
          </chart:axis>
          <chart:axis chart:dimension="y" chart:name="primary-y" chart:style-name="ch8">
            <chart:title svg:x="0.451cm" svg:y="6.47cm" chart:style-name="ch9">
              <text:p>Execution time(s)</text:p>
            </chart:title>
            <chart:grid chart:style-name="ch10" chart:class="major"/>
          </chart:axis>
          <chart:series chart:style-name="ch11" chart:values-cell-range-address="P.F9:P.F17" loext:label-string="op" chart:class="chart:scatter">
            <chart:domain table:cell-range-address="P.E9:P.E17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P.E9:P.E17</svg:desc>
                </draw:g>
              </table:table-cell>
              <table:table-cell office:value-type="float" office:value="0.0256333333333333">
                <text:p>0.0256333333333333</text:p>
                <draw:g>
                  <svg:desc>P.F9:P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869">
                <text:p>0.0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353933333333333">
                <text:p>0.3539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792666666666666">
                <text:p>0.792666666666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2.27613333333333">
                <text:p>2.2761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5.7847">
                <text:p>5.7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8.86213333333333">
                <text:p>8.8621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21.338">
                <text:p>21.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38.3017333333333">
                <text:p>38.3017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1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minimum="0" chart:maximum="32" chart:origin="0" chart:interval-major="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39cm" svg:height="9.349cm" xlink:href=".." xlink:type="simple" chart:class="chart:scatter" chart:style-name="ch1">
        <chart:title svg:x="6.401cm" svg:y="0.322cm" chart:style-name="ch2">
          <text:p>Execution Time - OpenMP approach</text:p>
        </chart:title>
        <chart:subtitle svg:x="7.842cm" svg:y="1.287cm" chart:style-name="ch3">
          <text:p>Imperfect magic Squares</text:p>
        </chart:subtitle>
        <chart:legend chart:legend-position="end" svg:x="18.425cm" svg:y="4.375cm" style:legend-expansion="high" chart:style-name="ch4"/>
        <chart:plot-area chart:style-name="ch5" table:cell-range-address="I.E9:I.F17" chart:data-source-has-labels="row" svg:x="1.413cm" svg:y="2.156cm" svg:width="16.61cm" svg:height="6.026cm">
          <chartooo:coordinate-region svg:x="3.146cm" svg:y="2.156cm" svg:width="14.735cm" svg:height="4.642cm"/>
          <chart:axis chart:dimension="x" chart:name="primary-x" chart:style-name="ch6">
            <chart:title svg:x="8.801cm" svg:y="8.368cm" chart:style-name="ch7">
              <text:p>Square size</text:p>
            </chart:title>
          </chart:axis>
          <chart:axis chart:dimension="y" chart:name="primary-y" chart:style-name="ch8">
            <chart:title svg:x="0.451cm" svg:y="6.47cm" chart:style-name="ch9">
              <text:p>Execution time(s)</text:p>
            </chart:title>
            <chart:grid chart:style-name="ch10" chart:class="major"/>
          </chart:axis>
          <chart:series chart:style-name="ch11" chart:values-cell-range-address="I.F9:I.F17" loext:label-string="on" chart:class="chart:scatter">
            <chart:domain table:cell-range-address="I.E9:I.E17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I.E9:I.E17</svg:desc>
                </draw:g>
              </table:table-cell>
              <table:table-cell office:value-type="float" office:value="0.0211">
                <text:p>0.0211</text:p>
                <draw:g>
                  <svg:desc>I.F9:I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760666666666667">
                <text:p>0.0760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287566666666667">
                <text:p>0.2875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650333333333333">
                <text:p>0.650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1.93086666666667">
                <text:p>1.9308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4.3043">
                <text:p>4.3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7.2188">
                <text:p>7.2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30.9628666666667">
                <text:p>30.9628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